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139in" fo:margin-bottom="0in" style:contextual-spacing="false" fo:line-height="165%"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2f3b3" style:text-blinking="false" fo:background-color="transparent"/>
    </style:style>
    <style:style style:name="P5"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d9b6f" style:text-blinking="false" fo:background-color="transparent"/>
    </style:style>
    <style:style style:name="P6"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a2ca4" officeooo:paragraph-rsid="000a2ca4" style:text-blinking="false" fo:background-color="transparent"/>
    </style:style>
    <style:style style:name="P7" style:family="paragraph" style:parent-style-name="Text_20_body">
      <style:paragraph-properties fo:margin-top="0in" fo:margin-bottom="0in" style:contextual-spacing="false" fo:line-height="120%" style:writing-mode="lr-tb"/>
      <style:text-properties fo:font-weight="normal"/>
    </style:style>
    <style:style style:name="P8" style:family="paragraph" style:parent-style-name="Text_20_body">
      <style:paragraph-properties fo:margin-top="0in" fo:margin-bottom="0in" style:contextual-spacing="false" fo:line-height="120%" style:writing-mode="lr-tb"/>
      <style:text-properties fo:font-weight="normal" officeooo:paragraph-rsid="00159153"/>
    </style:style>
    <style:style style:name="P9" style:family="paragraph" style:parent-style-name="Text_20_body">
      <style:paragraph-properties fo:margin-top="0in" fo:margin-bottom="0in" style:contextual-spacing="false" fo:line-height="120%" style:writing-mode="lr-tb"/>
    </style:style>
    <style:style style:name="P10" style:family="paragraph" style:parent-style-name="Text_20_body">
      <style:paragraph-properties fo:margin-top="0in" fo:margin-bottom="0in" style:contextual-spacing="false" fo:line-height="120%" style:writing-mode="lr-tb"/>
      <style:text-properties officeooo:rsid="000f615b" officeooo:paragraph-rsid="0014a10b"/>
    </style:style>
    <style:style style:name="P11"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d9b6f" officeooo:paragraph-rsid="000a2ca4" style:text-blinking="false" fo:background-color="transparent" style:font-style-asian="normal" style:font-style-complex="normal"/>
    </style:style>
    <style:style style:name="P12"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59153" style:text-blinking="false" fo:background-color="transparent"/>
    </style:style>
    <style:style style:name="P14" style:family="paragraph" style:parent-style-name="Text_20_body">
      <style:text-properties fo:font-weight="normal"/>
    </style:style>
    <style:style style:name="P15" style:family="paragraph" style:parent-style-name="Text_20_body">
      <style:paragraph-properties fo:margin-top="0in" fo:margin-bottom="0in" style:contextual-spacing="false" fo:line-height="120%" style:writing-mode="lr-tb"/>
      <style:text-properties fo:font-weight="normal"/>
    </style:style>
    <style:style style:name="P16" style:family="paragraph" style:parent-style-name="Text_20_body">
      <style:paragraph-properties fo:margin-top="0in" fo:margin-bottom="0in" style:contextual-spacing="false" fo:line-height="120%" style:writing-mode="lr-tb"/>
      <style:text-properties fo:font-weight="normal" officeooo:rsid="002b4bfd" officeooo:paragraph-rsid="002b4bfd"/>
    </style:style>
    <style:style style:name="P17" style:family="paragraph" style:parent-style-name="Text_20_body">
      <style:paragraph-properties fo:margin-top="0in" fo:margin-bottom="0in" style:contextual-spacing="false" fo:line-height="120%" style:writing-mode="lr-tb"/>
      <style:text-properties officeooo:paragraph-rsid="002cecb5"/>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officeooo:rsid="0002f3b3"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officeooo:rsid="00159153"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officeooo:rsid="00171b17"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officeooo:rsid="0017ab0d"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officeooo:rsid="0017eb08"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officeooo:rsid="001868dd"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officeooo:rsid="0019bf39"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officeooo:rsid="0019deda"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officeooo:rsid="001b79f7"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officeooo:rsid="001d133a"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officeooo:rsid="00284fc2"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officeooo:rsid="002b4bfd"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officeooo:rsid="002cecb5"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ffff00" loext:char-shading-value="0"/>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officeooo:rsid="0019bf39" style:text-blinking="false" fo:background-color="#ffff00" loext:char-shading-value="0"/>
    </style:style>
    <style:style style:name="T17"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f615b"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226f8"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313a1"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409bf"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4a10b"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9deda"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868dd"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cecb5"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cecb5" style:text-blinking="false" fo:background-color="transparent" loext:char-shading-value="0" style:font-style-asian="normal" style:font-style-complex="normal"/>
    </style:style>
    <style:style style:name="T2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84fc2" style:text-blinking="false" fo:background-color="transparent" loext:char-shading-value="0" style:font-style-asian="normal" style:font-style-complex="normal"/>
    </style:style>
    <style:style style:name="T28" style:family="text">
      <style:text-properties fo:font-variant="normal" fo:text-transform="none" fo:color="#000000" loext:opacity="100%" style:text-line-through-style="none" style:text-line-through-type="none" style:font-name="Arial" fo:font-size="11pt" fo:font-style="italic" style:text-underline-style="none"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font-name="Arial" fo:font-size="11pt" fo:font-style="italic" style:text-underline-style="none" style:text-blinking="false" fo:background-color="transparent" loext:char-shading-value="0" style:font-style-asian="italic" style:font-style-complex="italic"/>
    </style:style>
    <style:style style:name="T30" style:family="text">
      <style:text-properties fo:font-variant="normal" fo:text-transform="none" fo:color="#000000" loext:opacity="100%" style:text-line-through-style="none" style:text-line-through-type="none" style:font-name="Arial" fo:font-size="11pt" fo:font-style="italic" style:text-underline-style="none" fo:font-weight="normal" officeooo:rsid="0014a10b" style:text-blinking="false" fo:background-color="transparent" loext:char-shading-value="0" style:font-style-asian="italic" style:font-style-complex="italic"/>
    </style:style>
    <style:style style:name="T31" style:family="text">
      <style:text-properties fo:font-variant="normal" fo:text-transform="none" fo:color="#000000" loext:opacity="100%" style:text-line-through-style="none" style:text-line-through-type="none" style:font-name="Arial" fo:font-size="11pt" fo:font-style="italic" style:text-underline-style="none" fo:font-weight="normal" officeooo:rsid="002cecb5" style:text-blinking="false" fo:background-color="transparent" loext:char-shading-value="0" style:font-style-asian="italic" style:font-style-complex="italic"/>
    </style:style>
    <style:style style:name="T3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text-position="super 58%" style:font-name="Arial" fo:font-size="11pt" fo:font-style="normal" style:text-underline-style="none" fo:font-weight="normal" officeooo:rsid="001409bf" style:text-blinking="false" fo:background-color="transparent" loext:char-shading-value="0"/>
    </style:style>
    <style:style style:name="T34" style:family="text">
      <style:text-properties fo:font-style="italic" officeooo:rsid="000d9b6f" style:font-style-asian="italic" style:font-style-complex="italic"/>
    </style:style>
    <style:style style:name="T35" style:family="text">
      <style:text-properties fo:font-style="italic" officeooo:rsid="0019deda" style:font-style-asian="italic" style:font-style-complex="italic"/>
    </style:style>
    <style:style style:name="T36" style:family="text">
      <style:text-properties fo:font-style="italic" officeooo:rsid="00207fd5" style:font-style-asian="italic" style:font-style-complex="italic"/>
    </style:style>
    <style:style style:name="T37" style:family="text">
      <style:text-properties officeooo:rsid="00034f58"/>
    </style:style>
    <style:style style:name="T38" style:family="text">
      <style:text-properties officeooo:rsid="000894ea"/>
    </style:style>
    <style:style style:name="T39" style:family="text">
      <style:text-properties officeooo:rsid="000a2ca4"/>
    </style:style>
    <style:style style:name="T40" style:family="text">
      <style:text-properties officeooo:rsid="000c019d"/>
    </style:style>
    <style:style style:name="T41" style:family="text">
      <style:text-properties officeooo:rsid="000d9b6f"/>
    </style:style>
    <style:style style:name="T42" style:family="text">
      <style:text-properties officeooo:rsid="000d9b6f" style:font-style-asian="normal" style:font-style-complex="normal"/>
    </style:style>
    <style:style style:name="T43" style:family="text">
      <style:text-properties officeooo:rsid="0019deda" style:font-style-asian="normal" style:font-style-complex="normal"/>
    </style:style>
    <style:style style:name="T44" style:family="text">
      <style:text-properties officeooo:rsid="00207fd5" style:font-style-asian="normal" style:font-style-complex="normal"/>
    </style:style>
    <style:style style:name="T45" style:family="text">
      <style:text-properties officeooo:rsid="000f615b"/>
    </style:style>
    <style:style style:name="T46" style:family="text">
      <style:text-properties officeooo:rsid="001868dd"/>
    </style:style>
    <style:style style:name="T47" style:family="text">
      <style:text-properties officeooo:rsid="0019bf39"/>
    </style:style>
    <style:style style:name="T48" style:family="text">
      <style:text-properties officeooo:rsid="0019deda"/>
    </style:style>
    <style:style style:name="T49" style:family="text">
      <style:text-properties officeooo:rsid="001d133a"/>
    </style:style>
    <style:style style:name="T50" style:family="text">
      <style:text-properties officeooo:rsid="001f124f"/>
    </style:style>
    <style:style style:name="T51" style:family="text">
      <style:text-properties officeooo:rsid="00207fd5"/>
    </style:style>
    <style:style style:name="T52" style:family="text">
      <style:text-properties officeooo:rsid="0021931d"/>
    </style:style>
    <style:style style:name="T53" style:family="text">
      <style:text-properties officeooo:rsid="00224ab5"/>
    </style:style>
    <style:style style:name="T54" style:family="text">
      <style:text-properties officeooo:rsid="00231fe3"/>
    </style:style>
    <style:style style:name="T55" style:family="text">
      <style:text-properties officeooo:rsid="002509f0"/>
    </style:style>
    <style:style style:name="T56" style:family="text">
      <style:text-properties officeooo:rsid="002cecb5"/>
    </style:style>
    <style:style style:name="T57" style:family="text">
      <style:text-properties officeooo:rsid="002d09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efe5aa8c-7fff-081f-f24b-3b1d623cdef2"/>To my brother,</text:p>
      <text:p text:style-name="Text_20_body"/>
      <text:p text:style-name="P2">Thanks for inviting me to the Idaho cabin – it was <text:span text:style-name="T52">incredible to</text:span> visit you and your in-laws in the great Gem State over this past weekend. That’s Idaho’s real, official nickname by the way – the Gem State – isn’t that cool? <text:span text:style-name="T52">Meeting</text:span> my niece <text:span text:style-name="T52">for the first time was somehow exhilarating and like seeing an old friend</text:span>, <text:span text:style-name="T53">all at once</text:span>. Although you don’t see it, I’ve been showing her baby pictures to any friend or coworker who has the misfortune <text:span text:style-name="T53">of being near</text:span> me while I have my phone out. A friend of mine, and a new father as well, still doesn’t believe that your 3-month-old already sleeps through the night, but now I have <text:span text:style-name="T53">proof </text:span><text:span text:style-name="T54">of yet another exceptional Mitchell</text:span>. <text:s/><text:span text:style-name="T54">Perhaps she will grow up to solve world hunger, or as our Dad would want, excel on her highschool basketball team.</text:span></text:p>
      <text:p text:style-name="Text_20_body"/>
      <text:p text:style-name="P2">Please do not think that I haven’t noticed your hard work at stilling the waves of conflict that this San Franciscan brings to an otherwise peaceful family gathering. You must understand that, in addition to it being my own personal interest, the lively defense of our hometown is something like a <text:span text:style-name="T54">municipal</text:span> pastime for us over here. Sometimes I worry that the love I spout for this golden city of my heart will cause some tension for the people who live so far away from it. The only thing I hear about home, you understand, is <text:span text:style-name="T55">the </text:span>constant and droning talk of its sudden, yet inevitable, demise. The internet, and perhaps the news, is so far disconnected from my daily reality that I have a pervading sense of dread when I meet people whose only interaction with the Bay Area is through a filter of sensationalized click-bait. So, it was to my delight that everyone – extended family and all – was open to hearing my life’s experience in the land of the Golden Gate and even <text:span text:style-name="T55">to</text:span> updating their beliefs after a while.</text:p>
      <text:p text:style-name="Text_20_body"/>
      <text:p text:style-name="P2">And so, like a mouse with a cookie, I come to you today asking for a glass of milk.</text:p>
      <text:p text:style-name="Text_20_body"/>
      <text:p text:style-name="P7"><text:span text:style-name="T1">On our car ride back to the airport, when it was just us </text:span><text:span text:style-name="T12">sunburnt and coffee-addled brothers</text:span><text:span text:style-name="T1">, we </text:span><text:span text:style-name="T12">breached the topic of politics for </text:span><text:span text:style-name="T13">just </text:span><text:span text:style-name="T12">the briefest of moments. <text:s/></text:span><text:span text:style-name="T13">To my mind, a political conversation between us could have only gone one way – you express an opinion that one canditate for President is better than the other, then continue that you don’t vote anyways. <text:s/>After this, I’d say something about your American right not to care what happens with the country, then follow it up with some quip about how you should care about the country on account of you living here and being affected by the winds of politics. <text:s/></text:span></text:p>
      <text:p text:style-name="P7"><text:span text:style-name="T13"/></text:p>
      <text:p text:style-name="P16"><text:span text:style-name="T1">But this conversation took a completely unexpected turn for me. <text:s/>After only a moment, you told me that you thought both candidates were the same. <text:s/>That both parties were the same. <text:s/>Frankly, I was so flabbergasted by this, that I fear I didn’t have a good response to you in the moment. <text:s/>So, when you changed topic, I took the coward’s way out and moved on </text:span><text:span text:style-name="T14">to the next topic.</text:span></text:p>
      <text:p text:style-name="P16"><text:span text:style-name="T14"/></text:p>
      <text:p text:style-name="P17"><text:span text:style-name="T25">I do hope that, all this time later, you will allow me to explain my discontent with your opinion from my perspective. <text:s/>Even if I grant that both political candidates are </text:span><text:span text:style-name="T31">bad, </text:span><text:span text:style-name="T26">I think that it is beyond contest that one candidate is significantly worse than the other.</text:span></text:p>
      <text:p text:style-name="P17"><text:span text:style-name="T27"/></text:p>
      <text:p text:style-name="P17"><text:soft-page-break/><text:span text:style-name="T17">I do hope that you will forgive my biases in this matter. I think you will hardly need </text:span><text:span text:style-name="T25">this</text:span><text:span text:style-name="T17"> letter to know how I wish everyone would vote but, to avoid any accusations of preaching, I promise you that </text:span><text:span text:style-name="T25">I </text:span><text:span text:style-name="T17">will not make the positive case for any candidate. <text:s/></text:span><text:span text:style-name="T25">As much as I would love to wax poetic about the American foundations of Liberalism, I think it would deserve its own letter. <text:s/>Besides, I think it’s hardly necessary to make the argument before us today.</text:span><text:span text:style-name="T17"> <text:s/></text:span><text:span text:style-name="T25">Additionally, I promise that</text:span><text:span text:style-name="T17"> will not demand of you any more patriotism than you already hold in your heart. We both love this country in our own way – I could hardly ask for more </text:span><text:span text:style-name="T24">than that</text:span><text:span text:style-name="T17">.</text:span></text:p>
      <text:p text:style-name="Text_20_body"/>
      <text:p text:style-name="P2"><text:span text:style-name="T57">I feel the need to press this because, once again, we stand</text:span> on the precipice of a <text:span text:style-name="T56">historical</text:span> choice for our <text:span text:style-name="T56">country</text:span>. I write this with the full understanding that this call is made of you every four years – yet I would also forward the truth that every citizen since 1776 has had this asked of them. In a sense, we are all in the company of the great Americans who have come before us – from Thomas Jefferson to Martin Luther King Jr, from Ruth Bader Ginsburg to Susan B. Anthony – and I would plead that we treat their presence with the shoes-removing, hand-washing reverence that accompanies a hallowed ground of any other religion. This one is ours and I am ecstatic for our service this November.</text:p>
      <text:p text:style-name="Text_20_body"/>
      <text:p text:style-name="P2">Although we are called to vote every two years – indeed, I would hope that we come to our house of worship twice as often – it is, to me, undeniable that our election of a president is the most important of our duties. I have, however, detected as of late a sort of shibboleth that the president doesn’t do much, or that their position is largely ceremonial, or perhaps that their only function is to represent us to the rest of the world. <text:s/>While I believe this is ludicrous on its face, I will gladly take the opportunity to speak about the importance of our chief executive.</text:p>
      <text:p text:style-name="Text_20_body"/>
      <text:p text:style-name="P2">First, let us say for the moment that the president’s role is, in fact, largely ceremonial. Should we not <text:span text:style-name="T46">in this case </text:span>take great care to elect a president who represents both to us and to the rest of the world our own ideals for how an American ought to live? Whether we are aware of it or not, each of us holds closely to our own image of how an American should behave in their daily lives. We all share the same language when we say that someone is a good man; a good woman. Who among us truly disagrees that President Obama represented the heights of American intelligence – or that President Bush displayed a deep American patriotism in the days following September 11th? Would our country exist as it does today if each of us did not aspire to the leadership of F.D.R? To that shining city upon a hill that Regan instilled within our souls? Are we not a more perfect union for having rejected the crimes committed by Richard Nixon?</text:p>
      <text:p text:style-name="Text_20_body"/>
      <text:p text:style-name="P2">If the character of a nation is nothing more than the sum of its many citizens, what character does Donald Trump contribute? Which of his numerous traits would you wish to see your fellow Americans strive towards? When a foreigner speaks of our shining city, which of Donald’s Trump’s actions, speeches, deeds would you be happy to hear them bring up? <text:s/>I would put it to you that Mr. Trump’s supporters repeat but one praiseworthy trait of our former president – his strength.</text:p>
      <text:p text:style-name="Text_20_body"/>
      <text:p text:style-name="P7"><text:span text:style-name="T1">I have often wondered what President Trump’s supporters mean by strength, however. <text:s/>It did seem like he had a relatively cordial relationship with his fellow world leaders (including a few with whom I </text:span><text:soft-page-break/><text:span text:style-name="T1">wish he were a bit </text:span><text:span text:style-name="T28">less</text:span><text:span text:style-name="T32"> </text:span><text:span text:style-name="T1">cordial) and so I don’t think they could mean he was tough on foreign policy. Similarly, I reject the idea that they base these claims of strength on the blatant contempt for his political opponents. That, at least by the way you have I have been raised, would be the opposite of strength. A man defined by his distaste for others is a man controlled by </text:span><text:span text:style-name="T8">said others</text:span><text:span text:style-name="T1">.</text:span></text:p>
      <text:p text:style-name="Text_20_body"/>
      <text:p text:style-name="P7"><text:span text:style-name="T15">No, by strength I can only assume they mean something like decisiveness </text:span><text:span text:style-name="T16">and i</text:span><text:span text:style-name="T15">n this regard, President Trump is certainly decisive. </text:span><text:span text:style-name="T16">P</text:span><text:span text:style-name="T15">erhaps there is something to be said about the power of a leader who can make a decision and follow through on it, </text:span><text:span text:style-name="T16">but even as I write this to you</text:span><text:span text:style-name="T15"> I struggle mightily to name a single action he took during his four years that I could be happy </text:span><text:span text:style-name="T16">to say </text:span><text:span text:style-name="T15">he was decisive on.</text:span><text:span text:style-name="T32"> </text:span><text:span text:style-name="T1">Even amongst the presidents we </text:span><text:span text:style-name="T8">might</text:span><text:span text:style-name="T1"> disagree on – Obama, Bush, Biden – we could name for them numerous policies carried out under their name. The ACA, the Patriot Act, the Infrastructure Bill are only a few </text:span><text:span text:style-name="T8">of these</text:span><text:span text:style-name="T1">. And yet, for the host of supporters Trump has at his back, I have never heard one of them name a piece of legislation of his that they were happy with. <text:s/>I am completely at a loss when any conversation with Trump supporters feels like wading through a swamp of baseless assertions that the reality I’ve experienced isn’t real. Every conversation asserts that crime was lower under Trump – no it wasn’t – or that the economy was better – no, again, </text:span><text:span text:style-name="T8">it wasn’t</text:span><text:span text:style-name="T1"> – or that there was less corruption – there was more – or that we were involved in less wars – no we weren’t – that it feels to me that there was never any rational reason to support Trump in the first place. <text:s/>So, for the sake of representing the other side fairly, and perhaps to save my sanity, I will name a few of Trump’s policies that I believe his supporters might have overlooked.</text:span></text:p>
      <text:p text:style-name="Text_20_body"/>
      <text:p text:style-name="P7"><text:span text:style-name="T1">First, President Donald Trump undoubtedly had a more forceful border policy. From memory I cannot name the difference in millions of crossings that Trump and his administration prevented but, again and for the sake of honesty, it was </text:span><text:span text:style-name="T28">many</text:span><text:span text:style-name="T32"> </text:span><text:span text:style-name="T1">millions. I agree that the Trump administration’s – perhaps the Republicans’ – policy on this front has been more effective but, I ask you, towards which goal? <text:s/>Do we, as thinking citizens of these United States, truthfully believe that the main purpose of our immigration policy should be to prevent as many immigrants as possible from entering? Honestly – should we look between two years of immigration and consider the lower number to be better? Again, I put it to you that we would not and should not believe this.</text:span></text:p>
      <text:p text:style-name="Text_20_body"/>
      <text:p text:style-name="P7"><text:span text:style-name="T1">Rather, I believe that we would consider Trump’s border policy to be superior because the grand total of </text:span><text:span text:style-name="T28">illegal </text:span><text:span text:style-name="T1">immigration was kept under control. It would be more than fair to say that the number of people abusing our immigration system has increased, but if we wouldn’t consider lower immigration to be better, </text:span><text:span text:style-name="T8">and</text:span><text:span text:style-name="T1"> illegal immigration to be undesirable across the board – doesn’t that seem to imply that what we really want as citizens of these great states is an immigration plan? <text:s/>If there truly are people who wish to enter this country, those who would do it by crossing our harsh southern border, and who would wait for our overworked border patrol to process them in a camp in Arizona or Texas or New Mexico or California only to work a low income job for two years, pay nearly all our taxes, benefit from none of them, and leave at the end of their asylum allowance – should there not be a legal process by which they can enter?</text:span></text:p>
      <text:p text:style-name="Text_20_body"/>
      <text:p text:style-name="P7"><text:soft-page-break/><text:span text:style-name="T1">My direction is obvious on this matter – what policy has Trump presented towards this goal? There is none. None even in the face of American history, which has seen bipartisan immigration reform from every president in our past. Obama legislated the Dreamers, Regan gave illegal immigrants who wanted it citizenship, but Trump has only blocked reform. He did this both </text:span><text:span text:style-name="T28">during</text:span><text:span text:style-name="T32"> </text:span><text:span text:style-name="T1">his presidency – and remember he had a supermajority in Congress for 2 years – as well as during Biden’s presidency where he commanded the senate Republicans to kill their </text:span><text:span text:style-name="T28">own </text:span><text:span text:style-name="T1">bill, which would have made allowances for work permits and shored up the rules surrounding asylum seekers. His reasoning on this I will leave to you.</text:span></text:p>
      <text:p text:style-name="Text_20_body"/>
      <text:p text:style-name="P2">Furthermore, I believe we could reasonably credit Trump for his executive order called Operation Warp Speed. Without exaggeration, I and many others believe that the COVID vaccines simply would not have been created, or at least not as quickly as they were, were it not for the allowances of Operation Warpspeed. What an unbelievable triumph of American (and German!) ingenuity, an exceptional example of capitalism and the power of the west. So, it is with a heavy heart that I believe – no, I know – that Mr. Trump would never do this again.</text:p>
      <text:p text:style-name="Text_20_body"/>
      <text:p text:style-name="P2">How can I be so sure of this? Ask yourself, who amongst his supporters is happy that the vaccine exists? If this is truly the great triumph of his administration, which of Trump’s appointees speaks happily of <text:span text:style-name="T47">their</text:span> role in the vaccine creation? He was absolutely instrumental in the policy that made some of the most advanced vaccines in human history and yet he <text:span text:style-name="T47">continually </text:span>distances himself from them at every opportunity. I ask you, why? <text:s/>It is because he and his supporters view these policies as shameful – as a mistake to be overlooked. He will not make the same mistake again.</text:p>
      <text:p text:style-name="Text_20_body"/>
      <text:p text:style-name="P2">Past this, the only policy I might find beneficial to the American public would be the Tax Cuts and Jobs Act which reduced the median tax burden of a citizen by $553 per year or $46.08 a month. Can the good people of this country be bought so easily? Even if we were to say that all help is good help for the average citizen, we must also remember that the federal corporate tax receipts fell by $409 billion in 2017 and then another $269 billion the following year. <text:s/>Should we really consider this a good policy for average folk? For a final time, I submit that we should not.</text:p>
      <text:p text:style-name="Text_20_body"/>
      <text:p text:style-name="P7"><text:span text:style-name="T1">And now, we come to the matter of January 6th</text:span><text:span text:style-name="T32"> – </text:span><text:span text:style-name="T1">one which certainly </text:span><text:span text:style-name="T8">does </text:span><text:span text:style-name="T1">inspire the most passionate of conversations around many-a-dinner table. I promise that I will keep my thoughts brief so as not to spoil any future meals we might have together. <text:s/>Instead, I will simply ask, “Do you believe that, on January 6th, Donald Trump directed a crowd of people to riot against the American Congress in an attempt to overturn the results of our free and fair election?” And, before you respond, why do you think his own people don’t even deny this?</text:span></text:p>
      <text:p text:style-name="Text_20_body"/>
      <text:p text:style-name="P7"><text:span text:style-name="T1">I have heard innumerable Trump supporters behave as if the insurrection on January 6th</text:span><text:span text:style-name="T32"> – </text:span><text:span text:style-name="T1">and I will call it an insurrection for the sake of definition – was just a protest against a stolen election or as if the insurrection did not matter on the account that it didn’t work. This, at least to me, rings extremely hollow. <text:s/>What other crime would we make these same allowances for? <text:s/>If someone attempted to break into your house but was repelled by your dogs, would you tell your wife that the break-in didn’t work, </text:span><text:soft-page-break/><text:span text:style-name="T1">so we shouldn’t press charges on the potential burglar? <text:s/>In what instance would we accept incompetence as a valid defense for a crime? How many criminals do you think have walked free because their lawyer argued that they’re too stupid to </text:span><text:span text:style-name="T2">be a real danger</text:span><text:span text:style-name="T1">? And furthermore, in what instance would we accept that a crime is okay when committed by a person who was </text:span><text:span text:style-name="T28">really angry</text:span><text:span text:style-name="T1">? <text:s/>Have you ever walked up to the scene of an assault and asked the victim, “Well, did you make your assaulter </text:span><text:span text:style-name="T28">really</text:span><text:span text:style-name="T32"> </text:span><text:span text:style-name="T1">mad?” <text:s/>Those who support Trump after the insurrection on January 6th follow the same pattern that every criminal </text:span><text:span text:style-name="T2">we’ve</text:span><text:span text:style-name="T1"> ever met follows: It didn’t happen, and if it did it wasn’t a big deal, and if it was it’s not their fault, and if they </text:span><text:span text:style-name="T2">were at fault they </text:span><text:span text:style-name="T1">didn’t know what they were doing, and if they did, you deserved it.</text:span></text:p>
      <text:p text:style-name="Text_20_body"/>
      <text:p text:style-name="P4">It did happen, by the way. <text:s/><text:span text:style-name="T37">There were thousands of cameras recording that day – both by the media and by the </text:span><text:span text:style-name="T38">rioters</text:span><text:span text:style-name="T37">. <text:s/>They all show the same events, which is that the first people to gain entry </text:span><text:span text:style-name="T38">to the capitol</text:span><text:span text:style-name="T37"> broke in, that the officers on duty were attacked and continually overpowered by a violent mob, </text:span><text:span text:style-name="T38">and</text:span><text:span text:style-name="T37"> that </text:span><text:span text:style-name="T38">the main purpose of that mob was to halt </text:span><text:span text:style-name="T39">the functioning of our government.</text:span></text:p>
      <text:p text:style-name="P4"/>
      <text:p text:style-name="P6">Well, is that a big deal? Us Americans, of all people on this planet, should know the importance of revolution – <text:span text:style-name="T40">but </text:span><text:span text:style-name="T48">I don’t believe</text:span><text:span text:style-name="T40"> that’</text:span><text:span text:style-name="T48">s</text:span><text:span text:style-name="T40"> the question at hand here. <text:s/></text:span><text:span text:style-name="T48">Instead, I would ask: is this the sort of revolution</text:span><text:span text:style-name="T40"> we </text:span><text:span text:style-name="T35">should</text:span><text:span text:style-name="T48"> </text:span><text:span text:style-name="T40">support? If this had been in support of </text:span><text:span text:style-name="T41">something like removing baseball from the United States, wouldn’t it be reasonable to believe the rioters disliked baseball? </text:span><text:span text:style-name="T48">And w</text:span><text:span text:style-name="T41">hat </text:span><text:span text:style-name="T34">were</text:span><text:span text:style-name="T42"> they protesting</text:span><text:span text:style-name="T43">that day</text:span><text:span text:style-name="T42">? What did they mean when they chanted “Hang Mike Pence?” What did Mr. Trump mean when he said, “I hope Mike comes through for us?” What was </text:span><text:span text:style-name="T43">Pence</text:span><text:span text:style-name="T42"> meant to do? <text:s/>If the suppor</text:span><text:span text:style-name="T43">ters</text:span><text:span text:style-name="T42"> of this insurrection justify it by stating that the people thought the election results were fraudulent, would that not imply that they were there to reverse the election results? Even if they were just mistaken, shouldn’t this be alarming to us all?</text:span></text:p>
      <text:p text:style-name="P11"/>
      <text:p text:style-name="P5"><text:span text:style-name="T43">Furthermore</text:span><text:span text:style-name="T42">, even if the rioters </text:span><text:span text:style-name="T34">were</text:span><text:span text:style-name="T42"> simply mistaken, we should know that Mr. Trump and his own pundits fully understood that the </text:span><text:span text:style-name="T43">election </text:span><text:span text:style-name="T42">results were legitimate. </text:span>There <text:span text:style-name="T45">were</text:span> no cases of voter fraud in the 2020 election that would have changed the outcome of a single state’s vote. We have evidence of this from the 62 cases that Trump and his lawyers filed against the election results, 61 of which he lost and <text:span text:style-name="T48">1</text:span> that he won then had the ruling vacated when it got to the Pennsylvania Supreme Court. He <text:span text:style-name="T45">was</text:span> 0-62 on these election fraud cases, <text:span text:style-name="T45">all but one of which made their rulings before January 6th</text:span>. <text:s/></text:p>
      <text:p text:style-name="Text_20_body"/>
      <text:p text:style-name="P9"><text:span text:style-name="T17">Furthermore, </text:span><text:span text:style-name="T18">Trump’s</text:span><text:span text:style-name="T17"> own pundits </text:span><text:span text:style-name="T23">didn’t</text:span><text:span text:style-name="T17"> believe there was voter fraud. Pence no longer supports him, his own Attorney General Barr refuses to work with him again, Tucker Carlson has pages and pages of text messages talking about how stupid he thinks people are for believing in the election fraud conspiracy, Rudy Guliani went to court over his election lies and his only defense was that it should be his American right to lie about whatever he wants. These last two instances we know of because of the astronomically huge settlements Tucker and Guliani paid over this – $409 million in the case of Guliani, who discovered that it was not within his rights to lie – and $787 million in the case of Tucker and Fox News – the largest defamation loss in American history. <text:s/></text:span><text:span text:style-name="T18">So if n</text:span><text:span text:style-name="T17">obody </text:span><text:span text:style-name="T18">including Trump himself</text:span><text:span text:style-name="T17"> believes </text:span><text:span text:style-name="T18">that the election was illegitimate </text:span><text:span text:style-name="T17">– why did they repeatedly lie to the American people?</text:span></text:p>
      <text:p text:style-name="P2"/>
      <text:p text:style-name="P10"><text:soft-page-break/><text:span text:style-name="T17">It was because President Trump meant to cause an insurrection. <text:s/>It may have been a long time ago, but I can still remembe</text:span><text:span text:style-name="T19">r his continual insistence in the run-up to our November</text:span><text:span text:style-name="T23"> vote</text:span><text:span text:style-name="T19"> that </text:span><text:span text:style-name="T23">the </text:span><text:span text:style-name="T20">D</text:span><text:span text:style-name="T19">emocrats were going to steal the election. <text:s/>After we found out he lost, </text:span><text:span text:style-name="T23">Mr. Trump</text:span><text:span text:style-name="T20"> held a press conference where he declared that he </text:span><text:span text:style-name="T21">had </text:span><text:span text:style-name="T20">won – he </text:span><text:span text:style-name="T21">had not</text:span><text:span text:style-name="T20">. <text:s/></text:span><text:span text:style-name="T23">T</text:span><text:span text:style-name="T21">hen, when his many court cases failed to give results, he gathered his supporters on the day Congress was going to certify the national vote. <text:s/>During this gathering on January 6</text:span><text:span text:style-name="T33">th</text:span><text:span text:style-name="T21">, Mr. Trump gave a speech where he talked about Mike Pence coming through for him, about fighitng like to hell to take back their country, and about going down to the Capitol to convince some of the weaker Republicans to do the right thing. <text:s/>He said that he would </text:span><text:span text:style-name="T22">go there</text:span><text:span text:style-name="T21"> with them. <text:s/>After Mike Pence refused to play along with the plan to change the votes, he tweeted that “Mike Pence didn’t have the courage to do what should have been done…” When the rioters broke into the capitol for the first time he tweeted that the Capitol Police were on the side of their country and to “stay peaceful.” <text:s/>When the Capitol had </text:span><text:span text:style-name="T22">been overrun and the politicians evacuated, he told everyone to respect the blue and again to “stay peaceful.” Finally, after a grand total of 3 hours of rioting, after his vice president had very nearly been captured by a mob threatening his death, after over 100 police officers were assulted, after it was </text:span><text:span text:style-name="T30">certain</text:span><text:span text:style-name="T22"> that his plot to overturn our election wouldn’t work, he finally made a twitter video asking everyone to go home. <text:s/></text:span></text:p>
      <text:p text:style-name="Text_20_body"/>
      <text:p text:style-name="P8"><text:span text:style-name="T1">It is clear to me and to anyone with eyes who wish to see that Donald Trump </text:span><text:span text:style-name="T28">intended </text:span><text:span text:style-name="T1">to overturn the results of a free and fair election. This would have been terrible enough were it for local elections, simply unforgivable had it been for the United States Congress, but it was for the </text:span><text:span text:style-name="T9">P</text:span><text:span text:style-name="T1">residency – the most sacred of our duties – and so for Donald Trump’s actions I can call it nothing less than treason. Treason against our America, against </text:span><text:span text:style-name="T3">the good folk who </text:span><text:span text:style-name="T4">build our cars, cut our steel</text:span><text:span text:style-name="T1">, against the bleary-eyed prisoner of Wall and Street, against me, </text:span><text:span text:style-name="T9">and</text:span><text:span text:style-name="T1"> against you.</text:span></text:p>
      <text:p text:style-name="P13"/>
      <text:p text:style-name="P7"><text:span text:style-name="T1">Finally, I hope you will hear me when I say that i</text:span><text:span text:style-name="T11">t would be</text:span><text:span text:style-name="T1"> </text:span><text:span text:style-name="T5">for the reason</text:span><text:span text:style-name="T1"> of January 6th</text:span><text:span text:style-name="T32"> </text:span><text:span text:style-name="T29">alone</text:span><text:span text:style-name="T1"> that </text:span><text:span text:style-name="T11">I would</text:span><text:span text:style-name="T1"> vote for </text:span><text:span text:style-name="T5">literally anyone </text:span><text:span text:style-name="T9">else</text:span><text:span text:style-name="T1"> over the former president – indeed, </text:span><text:span text:style-name="T5">I nearly had the option to vote for a corpse in 2024, and I would have done it </text:span><text:span text:style-name="T10">gladly</text:span><text:span text:style-name="T1">. <text:s/></text:span><text:span text:style-name="T10">I do not believe t</text:span><text:span text:style-name="T6">his is not alarmism. <text:s/>The facts as presented show a man with no regard for democracy, no regard for </text:span><text:span text:style-name="T10">western </text:span><text:span text:style-name="T6">liberalism, no regard for America, </text:span><text:span text:style-name="T11">no regard</text:span><text:span text:style-name="T6"> </text:span><text:span text:style-name="T7">for </text:span><text:span text:style-name="T6">her people. <text:s/>If, </text:span><text:span text:style-name="T11">knowing all this,</text:span><text:span text:style-name="T6"> someone could </text:span><text:span text:style-name="T11">still </text:span><text:span text:style-name="T6">bring themselves to vote for such a man, what does that say about them?</text:span><text:span text:style-name="T1"> <text:s/></text:span></text:p>
      <text:p text:style-name="Text_20_body"/>
      <text:p text:style-name="P2">Again, I will ask no further patriotism <text:span text:style-name="T49">of you</text:span> than your heart already holds – indeed, no man could. <text:span text:style-name="T50">All I </text:span><text:span text:style-name="T51">could</text:span><text:span text:style-name="T50"> really</text:span> ask <text:span text:style-name="T50">is </text:span>for you to follow what your own heart tells you is right. <text:s/><text:span text:style-name="T51">And, of course, I can hope that you’ll consider how important this is to </text:span><text:span text:style-name="T36">me</text:span><text:span text:style-name="T51">. <text:s/>It is, I believe, your God-given American right to check out from politics. <text:s/>You shouldn’t have to spend your time carefully considering policy positions or which countries we should be supporting and why, but I think that this election warrants an exception for the simple reason that Donald Trump will be on the ballot. <text:s/>Even if you believe that all the candidates are bad this election – I hope this letter has shown you that Mr. Trump is the </text:span><text:span text:style-name="T36">most </text:span><text:span text:style-name="T44">bad by a very, very wide <text:s/>margin.</text:span></text:p>
      <text:p text:style-name="P2"><text:span text:style-name="T44"/></text:p>
      <text:p text:style-name="P3">Thank you, <text:span text:style-name="T52">and</text:span> I believe in you.</text:p>
      <text:p text:style-name="P3"/>
      <text:p text:style-name="P3"><text:soft-page-break/>N. Mitchell</text:p>
      <text:p text:style-name="P14"><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3T15:51:49.801945918</meta:creation-date>
    <dc:date>2024-09-06T00:23:59.999075324</dc:date>
    <meta:editing-duration>PT2H20M52S</meta:editing-duration>
    <meta:editing-cycles>12</meta:editing-cycles>
    <meta:generator>LibreOffice/7.3.7.2$Linux_X86_64 LibreOffice_project/30$Build-2</meta:generator>
    <meta:document-statistic meta:table-count="0" meta:image-count="0" meta:object-count="0" meta:page-count="7" meta:paragraph-count="33" meta:word-count="3735" meta:character-count="20805" meta:non-whitespace-character-count="16996"/>
  </office:meta>
</office:document-meta>
</file>